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5.715cm" svg:height="5.715cm" svg:x="9.89cm" svg:y="1cm">
          <text:p text:style-name="P1">SP professional</text:p>
          <text:p text:style-name="P1">(japaness comic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2.775cm" svg:y1="7.883cm" svg:x2="18.568cm" svg:y2="8.315cm" draw:start-shape="id1" draw:start-glue-point="0" svg:d="m12775 7883h3162v432h2631">
          <text:p/>
        </draw:connector>
        <draw:connector draw:style-name="gr2" draw:text-style-name="P1" draw:layer="layout" svg:x1="18.001cm" svg:y1="8.929cm" svg:x2="17.576cm" svg:y2="8.551cm" svg:d="m18001 8929h-212v-378h-213">
          <text:p/>
        </draw:connector>
        <draw:custom-shape draw:style-name="gr1" draw:text-style-name="P1" draw:layer="layout" svg:width="4.445cm" svg:height="3.81cm" svg:x="18.78cm" svg:y="7.35cm">
          <text:p text:style-name="P1">Charactor.html</text:p>
          <draw:enhanced-geometry svg:viewBox="0 0 21600 21600" draw:type="rectangle" draw:enhanced-path="M 0 0 L 21600 0 21600 21600 0 21600 0 0 Z N"/>
        </draw:custom-shape>
        <draw:connector draw:style-name="gr2" draw:text-style-name="P1" xml:id="id1" draw:id="id1" draw:layer="layout" draw:type="lines" svg:x1="12.747cm" svg:y1="6.715cm" svg:x2="12.804cm" svg:y2="8.551cm" draw:start-shape="id2" draw:start-glue-point="6" svg:d="m12747 6715v501l57 1335v0">
          <text:p/>
        </draw:connector>
        <draw:connector draw:style-name="gr2" draw:text-style-name="P1" draw:layer="layout" draw:line-skew="-1.349cm" svg:x1="12.662cm" svg:y1="7.37cm" svg:x2="7.276cm" svg:y2="9.827cm" svg:d="m12662 7370h-4042v2457h-1344">
          <text:p/>
        </draw:connector>
        <draw:custom-shape draw:style-name="gr1" draw:text-style-name="P1" draw:layer="layout" svg:width="5.08cm" svg:height="3.81cm" svg:x="2.27cm" svg:y="7.985cm">
          <text:p text:style-name="P1">Introduction.html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12.747cm" svg:y1="11.16cm" svg:x2="8.41cm" svg:y2="14.127cm" svg:d="m12747 11160v0l-4337 2967v0">
          <text:p/>
        </draw:connector>
        <draw:custom-shape draw:style-name="gr1" draw:text-style-name="P1" draw:layer="layout" svg:width="3.81cm" svg:height="3.175cm" svg:x="4.175cm" svg:y="13.7cm">
          <text:p text:style-name="P1">1-10.html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1.32cm" svg:y1="11.16cm" svg:x2="23.297cm" svg:y2="13.373cm" svg:d="m21320 11160v1107h1977v1106">
          <text:p/>
        </draw:connector>
        <draw:custom-shape draw:style-name="gr1" draw:text-style-name="P1" draw:layer="layout" svg:width="5.08cm" svg:height="3.175cm" svg:x="20.685cm" svg:y="13.065cm">
          <text:p text:style-name="P1">Introduction,</text:p>
          <text:p text:style-name="P1">Picture</text:p>
          <text:p text:style-name="P1">Etc..html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6.35cm" svg:x="9.255cm" svg:y="7.985cm">
          <text:p text:style-name="P1">Comic.htm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2" draw:style-name="dp1" draw:master-page-name="Default">
        <draw:custom-shape draw:style-name="gr3" draw:text-style-name="P1" draw:layer="layout" svg:width="17.145cm" svg:height="3.175cm" svg:x="5.445cm" svg:y="1cm">
          <text:p text:style-name="P1">SP professional</text:p>
          <text:p text:style-name="P1">Introducti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18.415cm" svg:x="1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715cm" svg:height="18.415cm" svg:x="23.225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45cm" svg:height="1.27cm" svg:x="6.08cm" svg:y="4.81cm">
          <text:p text:style-name="P1">Com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445cm" svg:height="1.27cm" svg:x="11.795cm" svg:y="4.81cm">
          <text:p text:style-name="P1">charac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445cm" svg:height="1.27cm" svg:x="18.145cm" svg:y="4.81cm">
          <text:p text:style-name="P1">introdu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7.145cm" svg:height="12.7cm" svg:x="5.445cm" svg:y="6.715cm">
          <text:p text:style-name="P1">WELCOME TO THE WEBSITE OF <text:line-break/>SP PROFESSIONAL~~~~!!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3" draw:text-style-name="P1" draw:layer="layout" svg:width="17.145cm" svg:height="3.175cm" svg:x="5.445cm" svg:y="1.635cm">
          <text:p text:style-name="P1">SP Professional</text:p>
          <text:p text:style-name="P1">Comic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81cm" svg:height="18.955cm" svg:x="1cm" svg:y="1.6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715cm" svg:height="18.955cm" svg:x="23.225cm" svg:y="1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08cm" svg:height="1.27cm" svg:x="6.08cm" svg:y="5.445cm">
          <text:p text:style-name="P1">Com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08cm" svg:height="1.27cm" svg:x="11.795cm" svg:y="5.445cm">
          <text:p text:style-name="P1">Charac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445cm" svg:height="1.27cm" svg:x="17.51cm" svg:y="5.445cm">
          <text:p text:style-name="P1">Introdu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7.145cm" svg:height="13.24cm" svg:x="5.445cm" svg:y="7.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81cm" svg:height="1.27cm" svg:x="1cm" svg:y="3.54cm">
          <text:p text:style-name="P1">!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81cm" svg:height="1.27cm" svg:x="1cm" svg:y="11.16cm">
          <text:p text:style-name="P1"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81cm" svg:height="1.27cm" svg:x="1cm" svg:y="7.35cm">
          <text:p text:style-name="P1"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81cm" svg:height="1.27cm" svg:x="1cm" svg:y="14.97cm">
          <text:p text:style-name="P1">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81cm" svg:height="1.27cm" svg:x="1cm" svg:y="18.78cm">
          <text:p text:style-name="P1">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715cm" svg:height="1.27cm" svg:x="23.225cm" svg:y="3.54cm">
          <text:p text:style-name="P1">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715cm" svg:height="1.27cm" svg:x="23.225cm" svg:y="7.35cm">
          <text:p text:style-name="P1">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715cm" svg:height="1.27cm" svg:x="23.225cm" svg:y="11.16cm">
          <text:p text:style-name="P1">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715cm" svg:height="1.27cm" svg:x="23.225cm" svg:y="14.97cm">
          <text:p text:style-name="P1">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81cm" svg:height="1.27cm" svg:x="23.225cm" svg:y="18.78cm">
          <text:p text:style-name="P1">1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tudent </meta:initial-creator>
    <meta:creation-date>2012-04-19T14:58:06</meta:creation-date>
    <dc:date>2012-05-10T15:20:43</dc:date>
    <dc:creator>student </dc:creator>
    <meta:editing-duration>PT53M10S</meta:editing-duration>
    <meta:editing-cycles>6</meta:editing-cycles>
    <meta:generator>LibreOffice/3.3$Linux LibreOffice_project/330m19$Build-202</meta:generator>
    <meta:document-statistic meta:object-count="36"/>
  </office:meta>
</office:document-meta>
</file>